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exGothic" svg:font-family="IPAexGothic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3cm" svg:stroke-color="#000000" draw:marker-start-width="0.019cm" draw:marker-end-width="0.019cm" draw:fill="none" draw:fill-color="#ffffff" draw:textarea-horizontal-align="justify" draw:textarea-vertical-align="middle" draw:auto-grow-height="false" fo:min-height="0.174cm" fo:min-width="0cm" fo:padding-top="0.132cm" fo:padding-bottom="0.132cm" fo:padding-left="0.257cm" fo:padding-right="0.257cm"/>
    </style:style>
    <style:style style:name="gr2" style:family="graphic" style:parent-style-name="standard">
      <style:graphic-properties svg:stroke-width="0.013cm" svg:stroke-color="#000000" draw:marker-start-width="0.019cm" draw:marker-end-width="0.019cm" draw:textarea-vertical-align="middle" fo:padding-top="0.132cm" fo:padding-bottom="0.132cm" fo:padding-left="0.257cm" fo:padding-right="0.257cm"/>
    </style:style>
    <style:style style:name="gr3" style:family="graphic" style:parent-style-name="objectwithoutfill">
      <style:graphic-properties svg:stroke-width="0.013cm" svg:stroke-color="#000000" draw:marker-start-width="0.019cm" draw:marker-end-width="0.019cm" draw:fill="none" draw:textarea-vertical-align="middle" fo:padding-top="0.132cm" fo:padding-bottom="0.132cm" fo:padding-left="0.257cm" fo:padding-right="0.257cm"/>
    </style:style>
    <style:style style:name="gr4" style:family="graphic" style:parent-style-name="standard">
      <style:graphic-properties svg:stroke-width="0.013cm" svg:stroke-color="#000000" draw:marker-start-width="0.019cm" draw:marker-end-width="0.019cm" draw:fill="none" draw:fill-color="#ffffff" draw:textarea-horizontal-align="justify" draw:textarea-vertical-align="middle" draw:auto-grow-height="false" fo:min-height="0.16cm" fo:min-width="0cm" fo:padding-top="0.132cm" fo:padding-bottom="0.132cm" fo:padding-left="0.257cm" fo:padding-right="0.257cm"/>
    </style:style>
    <style:style style:name="gr5" style:family="graphic" style:parent-style-name="objectwithoutfill">
      <style:graphic-properties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" style:family="graphic" style:parent-style-name="objectwithoutfill">
      <style:graphic-properties svg:stroke-width="0.01cm" svg:stroke-color="#000000" draw:marker-start-width="0.015cm" draw:marker-end-width="0.015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2.923cm" fo:min-width="0.481cm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0.98cm"/>
      <style:paragraph-properties style:writing-mode="lr-tb"/>
    </style:style>
    <style:style style:name="gr13" style:family="graphic" style:parent-style-name="standard">
      <style:graphic-properties draw:stroke="none" svg:stroke-width="0.01cm" svg:stroke-color="#000000" draw:marker-start-width="0.015cm" draw:marker-end-width="0.015cm" draw:fill="none" draw:fill-color="#ffffff" draw:textarea-horizontal-align="left" draw:auto-grow-height="true" draw:auto-grow-width="true" fo:min-height="0.654cm" fo:min-width="0.98cm"/>
      <style:paragraph-properties style:writing-mode="lr-tb"/>
    </style:style>
    <style:style style:name="gr14" style:family="graphic" style:parent-style-name="standard">
      <style:graphic-properties draw:stroke="none" svg:stroke-width="0.01cm" svg:stroke-color="#000000" draw:marker-start-width="0.215cm" draw:marker-end-width="0.215cm" draw:fill="none" draw:fill-color="#ffffff" draw:textarea-horizontal-align="left" draw:auto-grow-height="true" draw:auto-grow-width="true" fo:min-height="0.654cm" fo:min-width="0.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497cm"/>
      <style:paragraph-properties style:writing-mode="lr-tb"/>
    </style:style>
    <style:style style:name="gr18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2.922cm" fo:min-width="0.481cm" fo:padding-top="0.13cm" fo:padding-bottom="0.13cm" fo:padding-left="0.255cm" fo:padding-right="0.25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IPAexGothic" fo:font-size="9pt" style:font-name-asian="IPAexGothic" style:font-size-asian="9pt" style:font-size-complex="9pt"/>
    </style:style>
    <style:style style:name="P5" style:family="paragraph">
      <loext:graphic-properties draw:fill="none" draw:fill-color="#ffffff"/>
      <style:paragraph-properties style:writing-mode="lr-tb"/>
      <style:text-properties style:font-name="IPAexGothic" fo:font-size="9pt" style:font-name-asian="IPAexGothic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  <style:text-properties style:font-name="IPAexGothic" fo:font-size="18pt" fo:font-style="normal" style:font-name-asian="IPAexGothic" style:font-size-asian="9pt" style:font-style-asian="normal" style:font-size-complex="9pt" style:font-style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IPAexGothic" fo:font-size="18pt" fo:font-style="normal" fo:font-weight="normal" style:font-name-asian="IPAexGothic" style:font-size-asian="9pt" style:font-style-asian="normal" style:font-weight-asian="normal" style:font-size-complex="9pt" style:font-style-complex="normal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IPAexGothic" fo:font-size="14pt" style:font-name-asian="IPAexGothic" style:font-size-asian="18pt" style:font-size-complex="18pt"/>
    </style:style>
    <style:style style:name="T1" style:family="text">
      <style:text-properties style:font-name="IPAexGothic" fo:font-size="9pt" style:font-name-asian="IPAexGothic" style:font-size-asian="9pt" style:font-size-complex="9pt"/>
    </style:style>
    <style:style style:name="T2" style:family="text">
      <style:text-properties style:font-name="IPAexGothic" fo:font-size="18pt" fo:font-style="italic" fo:font-weight="bold" style:font-name-asian="IPAexGothic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style:text-position="-8% 58%" style:font-name="IPAexGothic" fo:font-size="18pt" fo:font-style="normal" style:font-name-asian="IPAexGothic" style:font-size-asian="9pt" style:font-style-asian="normal" style:font-size-complex="9pt" style:font-style-complex="normal"/>
    </style:style>
    <style:style style:name="T4" style:family="text">
      <style:text-properties style:text-position="-8% 58%" style:font-name="IPAexGothic" fo:font-size="18pt" fo:font-style="normal" fo:font-weight="normal" style:font-name-asian="IPAexGothic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IPAexGothic" fo:font-size="14pt" style:font-name-asian="IPAexGoth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cm" svg:height="0.6cm" svg:x="5.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6cm" svg:height="0.6cm" svg:x="5.1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cm" svg:height="0.6cm" svg:x="5.103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cm" svg:height="0.6cm" svg:x="7.9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6cm" svg:height="0.6cm" svg:x="7.902cm" svg:y="5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cm" svg:height="0.6cm" svg:x="7.9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7cm" svg:y1="4.5cm" svg:x2="7.901cm" svg:y2="4.501cm" draw:start-shape="id1" draw:start-glue-point="10" draw:end-shape="id2" draw:end-glue-point="6" svg:d="M5700 4500l2201 1" svg:viewBox="0 0 2202 2">
          <text:p/>
        </draw:connector>
        <draw:connector draw:style-name="gr2" draw:text-style-name="P2" draw:layer="layout" draw:type="line" svg:x1="5.7cm" svg:y1="4.5cm" svg:x2="7.902cm" svg:y2="5.402cm" draw:start-shape="id1" draw:start-glue-point="10" draw:end-shape="id3" draw:end-glue-point="6" svg:d="M5700 4500l2202 902" svg:viewBox="0 0 2203 903">
          <text:p/>
        </draw:connector>
        <draw:connector draw:style-name="gr3" draw:text-style-name="P3" draw:layer="layout" draw:type="line" svg:x1="5.7cm" svg:y1="4.5cm" svg:x2="7.904cm" svg:y2="7.204cm" draw:start-shape="id1" draw:start-glue-point="10" draw:end-shape="id4" draw:end-glue-point="6" svg:d="M5700 4500l2204 2704" svg:viewBox="0 0 2205 2705">
          <text:p/>
        </draw:connector>
        <draw:connector draw:style-name="gr3" draw:text-style-name="P3" draw:layer="layout" draw:type="line" svg:x1="5.701cm" svg:y1="5.401cm" svg:x2="7.901cm" svg:y2="4.501cm" draw:start-shape="id5" draw:start-glue-point="10" draw:end-shape="id2" draw:end-glue-point="6" svg:d="M5701 5401l2200-900" svg:viewBox="0 0 2201 901">
          <text:p/>
        </draw:connector>
        <draw:connector draw:style-name="gr3" draw:text-style-name="P3" draw:layer="layout" draw:type="line" svg:x1="5.701cm" svg:y1="5.401cm" svg:x2="7.902cm" svg:y2="5.402cm" draw:start-shape="id5" draw:start-glue-point="10" draw:end-shape="id3" draw:end-glue-point="6" svg:d="M5701 5401l2201 1" svg:viewBox="0 0 2202 2">
          <text:p/>
        </draw:connector>
        <draw:connector draw:style-name="gr3" draw:text-style-name="P3" draw:layer="layout" draw:type="line" svg:x1="5.701cm" svg:y1="5.401cm" svg:x2="7.904cm" svg:y2="7.204cm" draw:start-shape="id5" draw:start-glue-point="10" draw:end-shape="id4" draw:end-glue-point="6" svg:d="M5701 5401l2203 1803" svg:viewBox="0 0 2204 1804">
          <text:p/>
        </draw:connector>
        <draw:connector draw:style-name="gr3" draw:text-style-name="P3" draw:layer="layout" draw:type="line" svg:x1="5.703cm" svg:y1="7.203cm" svg:x2="7.901cm" svg:y2="4.501cm" draw:start-shape="id6" draw:start-glue-point="10" draw:end-shape="id2" draw:end-glue-point="6" svg:d="M5703 7203l2198-2702" svg:viewBox="0 0 2199 2703">
          <text:p/>
        </draw:connector>
        <draw:connector draw:style-name="gr3" draw:text-style-name="P3" draw:layer="layout" draw:type="line" svg:x1="5.703cm" svg:y1="7.203cm" svg:x2="7.902cm" svg:y2="5.402cm" draw:start-shape="id6" draw:start-glue-point="10" draw:end-shape="id3" draw:end-glue-point="6" svg:d="M5703 7203l2199-1801" svg:viewBox="0 0 2200 1802">
          <text:p/>
        </draw:connector>
        <draw:connector draw:style-name="gr3" draw:text-style-name="P3" draw:layer="layout" draw:type="line" svg:x1="5.703cm" svg:y1="7.203cm" svg:x2="7.904cm" svg:y2="7.204cm" draw:start-shape="id6" draw:start-glue-point="10" draw:end-shape="id4" draw:end-glue-point="6" svg:d="M5703 7203l2201 1" svg:viewBox="0 0 2202 2">
          <text:p/>
        </draw:connector>
        <draw:custom-shape draw:style-name="gr4" draw:text-style-name="P1" xml:id="id7" draw:id="id7" draw:layer="layout" svg:width="0.6cm" svg:height="0.6cm" svg:x="5.1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6cm" svg:height="0.6cm" svg:x="5.102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0.6cm" svg:height="0.6cm" svg:x="5.104cm" svg:y="1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6cm" svg:height="0.6cm" svg:x="7.90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0.6cm" svg:height="0.6cm" svg:x="7.903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6cm" svg:height="0.6cm" svg:x="7.905cm" svg:y="11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701cm" svg:y1="9.401cm" svg:x2="7.902cm" svg:y2="9.402cm" draw:start-shape="id7" draw:start-glue-point="10" draw:end-shape="id8" draw:end-glue-point="6" svg:d="M5701 9401l2201 1" svg:viewBox="0 0 2202 2">
          <text:p/>
        </draw:connector>
        <draw:connector draw:style-name="gr2" draw:text-style-name="P2" draw:layer="layout" draw:type="line" svg:x1="5.701cm" svg:y1="9.401cm" svg:x2="7.903cm" svg:y2="10.303cm" draw:start-shape="id7" draw:start-glue-point="10" draw:end-shape="id9" draw:end-glue-point="6" svg:d="M5701 9401l2202 902" svg:viewBox="0 0 2203 903">
          <text:p/>
        </draw:connector>
        <draw:connector draw:style-name="gr3" draw:text-style-name="P3" draw:layer="layout" draw:type="line" svg:x1="5.701cm" svg:y1="9.401cm" svg:x2="7.905cm" svg:y2="12.105cm" draw:start-shape="id7" draw:start-glue-point="10" draw:end-shape="id10" draw:end-glue-point="6" svg:d="M5701 9401l2204 2704" svg:viewBox="0 0 2205 2705">
          <text:p/>
        </draw:connector>
        <draw:connector draw:style-name="gr3" draw:text-style-name="P3" draw:layer="layout" draw:type="line" svg:x1="5.702cm" svg:y1="10.302cm" svg:x2="7.902cm" svg:y2="9.402cm" draw:start-shape="id11" draw:start-glue-point="10" draw:end-shape="id8" draw:end-glue-point="6" svg:d="M5702 10302l2200-900" svg:viewBox="0 0 2201 901">
          <text:p/>
        </draw:connector>
        <draw:connector draw:style-name="gr3" draw:text-style-name="P3" draw:layer="layout" draw:type="line" svg:x1="5.702cm" svg:y1="10.302cm" svg:x2="7.903cm" svg:y2="10.303cm" draw:start-shape="id11" draw:start-glue-point="10" draw:end-shape="id9" draw:end-glue-point="6" svg:d="M5702 10302l2201 1" svg:viewBox="0 0 2202 2">
          <text:p/>
        </draw:connector>
        <draw:connector draw:style-name="gr3" draw:text-style-name="P3" draw:layer="layout" draw:type="line" svg:x1="5.702cm" svg:y1="10.302cm" svg:x2="7.905cm" svg:y2="12.105cm" draw:start-shape="id11" draw:start-glue-point="10" draw:end-shape="id10" draw:end-glue-point="6" svg:d="M5702 10302l2203 1803" svg:viewBox="0 0 2204 1804">
          <text:p/>
        </draw:connector>
        <draw:connector draw:style-name="gr3" draw:text-style-name="P3" draw:layer="layout" draw:type="line" svg:x1="5.704cm" svg:y1="12.104cm" svg:x2="7.902cm" svg:y2="9.402cm" draw:start-shape="id12" draw:start-glue-point="10" draw:end-shape="id8" draw:end-glue-point="6" svg:d="M5704 12104l2198-2702" svg:viewBox="0 0 2199 2703">
          <text:p/>
        </draw:connector>
        <draw:connector draw:style-name="gr3" draw:text-style-name="P3" draw:layer="layout" draw:type="line" svg:x1="5.704cm" svg:y1="12.104cm" svg:x2="7.903cm" svg:y2="10.303cm" draw:start-shape="id12" draw:start-glue-point="10" draw:end-shape="id9" draw:end-glue-point="6" svg:d="M5704 12104l2199-1801" svg:viewBox="0 0 2200 1802">
          <text:p/>
        </draw:connector>
        <draw:connector draw:style-name="gr3" draw:text-style-name="P3" draw:layer="layout" draw:type="line" svg:x1="5.704cm" svg:y1="12.104cm" svg:x2="7.905cm" svg:y2="12.105cm" draw:start-shape="id12" draw:start-glue-point="10" draw:end-shape="id10" draw:end-glue-point="6" svg:d="M5704 12104l2201 1" svg:viewBox="0 0 2202 2">
          <text:p/>
        </draw:connector>
        <draw:custom-shape draw:style-name="gr4" draw:text-style-name="P1" xml:id="id17" draw:id="id17" draw:layer="layout" svg:width="0.6cm" svg:height="0.6cm" svg:x="11.2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8" draw:id="id18" draw:layer="layout" svg:width="0.6cm" svg:height="0.6cm" svg:x="11.2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9" draw:id="id19" draw:layer="layout" svg:width="0.6cm" svg:height="0.6cm" svg:x="11.205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0.6cm" svg:height="0.6cm" svg:x="14.003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0.6cm" svg:height="0.6cm" svg:x="14.00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6" draw:id="id16" draw:layer="layout" svg:width="0.6cm" svg:height="0.6cm" svg:x="14.0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0.6cm" svg:height="0.6cm" svg:x="16.4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603cm" svg:y1="7.003cm" svg:x2="16.404cm" svg:y2="8.304cm" draw:start-shape="id13" draw:start-glue-point="10" draw:end-shape="id14" draw:end-glue-point="6" svg:d="M14603 7003l1801 1301" svg:viewBox="0 0 1802 1302">
          <text:p/>
        </draw:connector>
        <draw:connector draw:style-name="gr5" draw:text-style-name="P3" draw:layer="layout" draw:type="line" svg:x1="14.604cm" svg:y1="7.904cm" svg:x2="16.404cm" svg:y2="8.304cm" draw:start-shape="id15" draw:start-glue-point="10" draw:end-shape="id14" draw:end-glue-point="6" svg:d="M14604 7904l1800 400" svg:viewBox="0 0 1801 401">
          <text:p/>
        </draw:connector>
        <draw:connector draw:style-name="gr5" draw:text-style-name="P3" draw:layer="layout" draw:type="line" svg:x1="14.606cm" svg:y1="9.706cm" svg:x2="16.404cm" svg:y2="8.304cm" draw:start-shape="id16" draw:start-glue-point="10" draw:end-shape="id14" draw:end-glue-point="6" svg:d="M14606 9706l1798-1402" svg:viewBox="0 0 1799 1403">
          <text:p/>
        </draw:connector>
        <draw:connector draw:style-name="gr5" draw:text-style-name="P3" draw:layer="layout" draw:type="line" svg:x1="11.802cm" svg:y1="7.002cm" svg:x2="14.003cm" svg:y2="7.003cm" draw:start-shape="id17" draw:start-glue-point="10" draw:end-shape="id13" draw:end-glue-point="6" svg:d="M11802 7002l2201 1" svg:viewBox="0 0 2202 2">
          <text:p/>
        </draw:connector>
        <draw:connector draw:style-name="gr5" draw:text-style-name="P3" draw:layer="layout" draw:type="line" svg:x1="11.802cm" svg:y1="7.002cm" svg:x2="14.004cm" svg:y2="7.904cm" draw:start-shape="id17" draw:start-glue-point="10" draw:end-shape="id15" draw:end-glue-point="6" svg:d="M11802 7002l2202 902" svg:viewBox="0 0 2203 903">
          <text:p/>
        </draw:connector>
        <draw:connector draw:style-name="gr5" draw:text-style-name="P3" draw:layer="layout" draw:type="line" svg:x1="11.802cm" svg:y1="7.002cm" svg:x2="14.006cm" svg:y2="9.706cm" draw:start-shape="id17" draw:start-glue-point="10" draw:end-shape="id16" draw:end-glue-point="6" svg:d="M11802 7002l2204 2704" svg:viewBox="0 0 2205 2705">
          <text:p/>
        </draw:connector>
        <draw:connector draw:style-name="gr5" draw:text-style-name="P3" draw:layer="layout" draw:type="line" svg:x1="11.803cm" svg:y1="7.903cm" svg:x2="14.003cm" svg:y2="7.003cm" draw:start-shape="id18" draw:start-glue-point="10" draw:end-shape="id13" draw:end-glue-point="6" svg:d="M11803 7903l2200-900" svg:viewBox="0 0 2201 901">
          <text:p/>
        </draw:connector>
        <draw:connector draw:style-name="gr5" draw:text-style-name="P3" draw:layer="layout" draw:type="line" svg:x1="11.803cm" svg:y1="7.903cm" svg:x2="14.004cm" svg:y2="7.904cm" draw:start-shape="id18" draw:start-glue-point="10" draw:end-shape="id15" draw:end-glue-point="6" svg:d="M11803 7903l2201 1" svg:viewBox="0 0 2202 2">
          <text:p/>
        </draw:connector>
        <draw:connector draw:style-name="gr5" draw:text-style-name="P3" draw:layer="layout" draw:type="line" svg:x1="11.803cm" svg:y1="7.903cm" svg:x2="14.006cm" svg:y2="9.706cm" draw:start-shape="id18" draw:start-glue-point="10" draw:end-shape="id16" draw:end-glue-point="6" svg:d="M11803 7903l2203 1803" svg:viewBox="0 0 2204 1804">
          <text:p/>
        </draw:connector>
        <draw:connector draw:style-name="gr5" draw:text-style-name="P3" draw:layer="layout" draw:type="line" svg:x1="11.805cm" svg:y1="9.705cm" svg:x2="14.003cm" svg:y2="7.003cm" draw:start-shape="id19" draw:start-glue-point="10" draw:end-shape="id13" draw:end-glue-point="6" svg:d="M11805 9705l2198-2702" svg:viewBox="0 0 2199 2703">
          <text:p/>
        </draw:connector>
        <draw:connector draw:style-name="gr5" draw:text-style-name="P3" draw:layer="layout" draw:type="line" svg:x1="11.805cm" svg:y1="9.705cm" svg:x2="14.004cm" svg:y2="7.904cm" draw:start-shape="id19" draw:start-glue-point="10" draw:end-shape="id15" draw:end-glue-point="6" svg:d="M11805 9705l2199-1801" svg:viewBox="0 0 2200 1802">
          <text:p/>
        </draw:connector>
        <draw:connector draw:style-name="gr5" draw:text-style-name="P3" draw:layer="layout" draw:type="line" svg:x1="11.805cm" svg:y1="9.705cm" svg:x2="14.006cm" svg:y2="9.706cm" draw:start-shape="id19" draw:start-glue-point="10" draw:end-shape="id16" draw:end-glue-point="6" svg:d="M11805 9705l2201 1" svg:viewBox="0 0 2202 2">
          <text:p/>
        </draw:connector>
        <draw:connector draw:style-name="gr6" draw:text-style-name="P3" draw:layer="layout" draw:type="line" svg:x1="8.501cm" svg:y1="4.501cm" svg:x2="11.202cm" svg:y2="7.002cm" draw:start-shape="id2" draw:start-glue-point="10" draw:end-shape="id17" draw:end-glue-point="6" svg:d="M8501 4501l2701 2501" svg:viewBox="0 0 2702 2502">
          <text:p/>
        </draw:connector>
        <draw:connector draw:style-name="gr6" draw:text-style-name="P3" draw:layer="layout" draw:type="line" svg:x1="8.501cm" svg:y1="4.501cm" svg:x2="11.203cm" svg:y2="7.903cm" draw:start-shape="id2" draw:start-glue-point="10" draw:end-shape="id18" draw:end-glue-point="6" svg:d="M8501 4501l2702 3402" svg:viewBox="0 0 2703 3403">
          <text:p/>
        </draw:connector>
        <draw:connector draw:style-name="gr6" draw:text-style-name="P3" draw:layer="layout" draw:type="line" svg:x1="8.501cm" svg:y1="4.501cm" svg:x2="11.205cm" svg:y2="9.705cm" draw:start-shape="id2" draw:start-glue-point="10" draw:end-shape="id19" draw:end-glue-point="6" svg:d="M8501 4501l2704 5204" svg:viewBox="0 0 2705 5205">
          <text:p/>
        </draw:connector>
        <draw:connector draw:style-name="gr6" draw:text-style-name="P3" draw:layer="layout" draw:type="line" svg:x1="8.502cm" svg:y1="5.402cm" svg:x2="11.202cm" svg:y2="7.002cm" draw:start-shape="id3" draw:start-glue-point="10" draw:end-shape="id17" draw:end-glue-point="6" svg:d="M8502 5402l2700 1600" svg:viewBox="0 0 2701 1601">
          <text:p/>
        </draw:connector>
        <draw:connector draw:style-name="gr6" draw:text-style-name="P3" draw:layer="layout" draw:type="line" svg:x1="8.502cm" svg:y1="5.402cm" svg:x2="11.203cm" svg:y2="7.903cm" draw:start-shape="id3" draw:start-glue-point="10" draw:end-shape="id18" draw:end-glue-point="6" svg:d="M8502 5402l2701 2501" svg:viewBox="0 0 2702 2502">
          <text:p/>
        </draw:connector>
        <draw:connector draw:style-name="gr6" draw:text-style-name="P3" draw:layer="layout" draw:type="line" svg:x1="8.502cm" svg:y1="5.402cm" svg:x2="11.205cm" svg:y2="9.705cm" draw:start-shape="id3" draw:start-glue-point="10" draw:end-shape="id19" draw:end-glue-point="6" svg:d="M8502 5402l2703 4303" svg:viewBox="0 0 2704 4304">
          <text:p/>
        </draw:connector>
        <draw:connector draw:style-name="gr6" draw:text-style-name="P3" draw:layer="layout" draw:type="line" svg:x1="8.504cm" svg:y1="7.204cm" svg:x2="11.202cm" svg:y2="7.002cm" draw:start-shape="id4" draw:start-glue-point="10" draw:end-shape="id17" draw:end-glue-point="6" svg:d="M8504 7204l2698-202" svg:viewBox="0 0 2699 203">
          <text:p/>
        </draw:connector>
        <draw:connector draw:style-name="gr6" draw:text-style-name="P3" draw:layer="layout" draw:type="line" svg:x1="8.504cm" svg:y1="7.204cm" svg:x2="11.203cm" svg:y2="7.903cm" draw:start-shape="id4" draw:start-glue-point="10" draw:end-shape="id18" draw:end-glue-point="6" svg:d="M8504 7204l2699 699" svg:viewBox="0 0 2700 700">
          <text:p/>
        </draw:connector>
        <draw:connector draw:style-name="gr6" draw:text-style-name="P3" draw:layer="layout" draw:type="line" svg:x1="8.504cm" svg:y1="7.204cm" svg:x2="11.205cm" svg:y2="9.705cm" draw:start-shape="id4" draw:start-glue-point="10" draw:end-shape="id19" draw:end-glue-point="6" svg:d="M8504 7204l2701 2501" svg:viewBox="0 0 2702 2502">
          <text:p/>
        </draw:connector>
        <draw:connector draw:style-name="gr6" draw:text-style-name="P3" draw:layer="layout" draw:type="line" svg:x1="8.502cm" svg:y1="9.402cm" svg:x2="11.202cm" svg:y2="7.002cm" draw:start-shape="id8" draw:start-glue-point="10" draw:end-shape="id17" draw:end-glue-point="6" svg:d="M8502 9402l2700-2400" svg:viewBox="0 0 2701 2401">
          <text:p/>
        </draw:connector>
        <draw:connector draw:style-name="gr6" draw:text-style-name="P3" draw:layer="layout" draw:type="line" svg:x1="8.502cm" svg:y1="9.402cm" svg:x2="11.203cm" svg:y2="7.903cm" draw:start-shape="id8" draw:start-glue-point="10" draw:end-shape="id18" draw:end-glue-point="6" svg:d="M8502 9402l2701-1499" svg:viewBox="0 0 2702 1500">
          <text:p/>
        </draw:connector>
        <draw:connector draw:style-name="gr6" draw:text-style-name="P3" draw:layer="layout" draw:type="line" svg:x1="8.502cm" svg:y1="9.402cm" svg:x2="11.205cm" svg:y2="9.705cm" draw:start-shape="id8" draw:start-glue-point="10" draw:end-shape="id19" draw:end-glue-point="6" svg:d="M8502 9402l2703 303" svg:viewBox="0 0 2704 304">
          <text:p/>
        </draw:connector>
        <draw:connector draw:style-name="gr6" draw:text-style-name="P3" draw:layer="layout" draw:type="line" svg:x1="8.503cm" svg:y1="10.303cm" svg:x2="11.202cm" svg:y2="7.002cm" draw:start-shape="id9" draw:start-glue-point="10" draw:end-shape="id17" draw:end-glue-point="6" svg:d="M8503 10303l2699-3301" svg:viewBox="0 0 2700 3302">
          <text:p/>
        </draw:connector>
        <draw:connector draw:style-name="gr6" draw:text-style-name="P3" draw:layer="layout" draw:type="line" svg:x1="8.503cm" svg:y1="10.303cm" svg:x2="11.203cm" svg:y2="7.903cm" draw:start-shape="id9" draw:start-glue-point="10" draw:end-shape="id18" draw:end-glue-point="6" svg:d="M8503 10303l2700-2400" svg:viewBox="0 0 2701 2401">
          <text:p/>
        </draw:connector>
        <draw:connector draw:style-name="gr6" draw:text-style-name="P3" draw:layer="layout" draw:type="line" svg:x1="8.503cm" svg:y1="10.303cm" svg:x2="11.205cm" svg:y2="9.705cm" draw:start-shape="id9" draw:start-glue-point="10" draw:end-shape="id19" draw:end-glue-point="6" svg:d="M8503 10303l2702-598" svg:viewBox="0 0 2703 599">
          <text:p/>
        </draw:connector>
        <draw:connector draw:style-name="gr6" draw:text-style-name="P3" draw:layer="layout" draw:type="line" svg:x1="8.505cm" svg:y1="12.105cm" svg:x2="11.29cm" svg:y2="6.79cm" draw:start-shape="id10" draw:start-glue-point="10" draw:end-shape="id17" draw:end-glue-point="5" svg:d="M8505 12105l2785-5315" svg:viewBox="0 0 2786 5316">
          <text:p/>
        </draw:connector>
        <draw:connector draw:style-name="gr6" draw:text-style-name="P3" draw:layer="layout" draw:type="line" svg:x1="8.505cm" svg:y1="12.105cm" svg:x2="11.203cm" svg:y2="7.903cm" draw:start-shape="id10" draw:start-glue-point="10" draw:end-shape="id18" draw:end-glue-point="6" svg:d="M8505 12105l2698-4202" svg:viewBox="0 0 2699 4203">
          <text:p/>
        </draw:connector>
        <draw:connector draw:style-name="gr6" draw:text-style-name="P3" draw:layer="layout" draw:type="line" svg:x1="8.505cm" svg:y1="12.105cm" svg:x2="11.205cm" svg:y2="9.705cm" draw:start-shape="id10" draw:start-glue-point="10" draw:end-shape="id19" draw:end-glue-point="6" svg:d="M8505 12105l2700-2400" svg:viewBox="0 0 2701 2401">
          <text:p/>
        </draw:connector>
        <draw:custom-shape draw:style-name="gr7" draw:text-style-name="P3" draw:layer="layout" svg:width="1.401cm" svg:height="4.499cm" svg:x="7.5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36cm" svg:height="0.887cm" svg:x="3.9cm" svg:y="2.813cm">
          <draw:text-box>
            <text:p text:style-name="P2"><text:span text:style-name="T1">先手のニューロン</text:span></text:p>
            <text:p text:style-name="P2"><text:span text:style-name="T1">125,388</text:span><text:span text:style-name="T1">個</text:span></text:p>
          </draw:text-box>
        </draw:frame>
        <draw:frame draw:style-name="gr9" draw:text-style-name="P5" draw:layer="layout" svg:width="1.797cm" svg:height="0.569cm" svg:x="7.5cm" svg:y="3cm">
          <draw:text-box>
            <text:p><text:span text:style-name="T1">256</text:span><text:span text:style-name="T1">個</text:span></text:p>
          </draw:text-box>
        </draw:frame>
        <draw:frame draw:style-name="gr10" draw:text-style-name="P5" draw:layer="layout" svg:width="1.598cm" svg:height="0.569cm" svg:x="10.9cm" svg:y="10.701cm">
          <draw:text-box>
            <text:p><text:span text:style-name="T1">32</text:span><text:span text:style-name="T1">個</text:span></text:p>
          </draw:text-box>
        </draw:frame>
        <draw:frame draw:style-name="gr10" draw:text-style-name="P5" draw:layer="layout" svg:width="1.598cm" svg:height="0.569cm" svg:x="13.701cm" svg:y="10.702cm">
          <draw:text-box>
            <text:p><text:span text:style-name="T1">32</text:span><text:span text:style-name="T1">個</text:span></text:p>
          </draw:text-box>
        </draw:frame>
        <draw:frame draw:style-name="gr11" draw:text-style-name="P5" draw:layer="layout" svg:width="1.455cm" svg:height="0.569cm" svg:x="17.1cm" svg:y="8cm">
          <draw:text-box>
            <text:p><text:span text:style-name="T1">評価値</text:span></text:p>
          </draw:text-box>
        </draw:frame>
        <draw:frame draw:style-name="gr8" draw:text-style-name="P4" draw:layer="layout" svg:width="3.36cm" svg:height="0.887cm" svg:x="3.84cm" svg:y="13cm">
          <draw:text-box>
            <text:p text:style-name="P2"><text:span text:style-name="T1">後手のニューロン</text:span></text:p>
            <text:p text:style-name="P2"><text:span text:style-name="T1">125,388</text:span><text:span text:style-name="T1">個</text:span></text:p>
          </draw:text-box>
        </draw:frame>
        <draw:frame draw:style-name="gr9" draw:text-style-name="P5" draw:layer="layout" svg:width="1.797cm" svg:height="0.569cm" svg:x="7.5cm" svg:y="13.001cm">
          <draw:text-box>
            <text:p><text:span text:style-name="T1">256</text:span><text:span text:style-name="T1">個</text:span></text:p>
          </draw:text-box>
        </draw:frame>
        <draw:frame draw:style-name="gr12" draw:text-style-name="P6" draw:layer="layout" svg:width="1.48cm" svg:height="0.904cm" svg:x="6.2cm" svg:y="5.3cm">
          <draw:text-box>
            <text:p><text:span text:style-name="T2">W</text:span><text:span text:style-name="T3">1</text:span></text:p>
          </draw:text-box>
        </draw:frame>
        <draw:frame draw:style-name="gr12" draw:text-style-name="P6" draw:layer="layout" svg:width="1.48cm" svg:height="0.904cm" svg:x="6.2cm" svg:y="10.3cm">
          <draw:text-box>
            <text:p><text:span text:style-name="T2">W</text:span><text:span text:style-name="T3">1</text:span></text:p>
          </draw:text-box>
        </draw:frame>
        <draw:frame draw:style-name="gr13" draw:text-style-name="P6" draw:layer="layout" svg:width="1.48cm" svg:height="0.904cm" svg:x="9cm" svg:y="7.9cm">
          <draw:text-box>
            <text:p><text:span text:style-name="T2">W</text:span><text:span text:style-name="T3">2</text:span></text:p>
          </draw:text-box>
        </draw:frame>
        <draw:frame draw:style-name="gr14" draw:text-style-name="P7" draw:layer="layout" svg:width="1.48cm" svg:height="0.904cm" svg:x="12.2cm" svg:y="7.9cm">
          <draw:text-box>
            <text:p><text:span text:style-name="T2">W</text:span><text:span text:style-name="T4">3</text:span></text:p>
          </draw:text-box>
        </draw:frame>
        <draw:frame draw:style-name="gr14" draw:text-style-name="P7" draw:layer="layout" svg:width="1.48cm" svg:height="0.904cm" svg:x="14.8cm" svg:y="7.9cm">
          <draw:text-box>
            <text:p><text:span text:style-name="T2">W</text:span><text:span text:style-name="T4">4</text:span></text:p>
          </draw:text-box>
        </draw:frame>
        <draw:frame draw:style-name="gr15" draw:text-style-name="P5" draw:layer="layout" svg:width="1.399cm" svg:height="0.569cm" svg:x="16.202cm" svg:y="8.603cm">
          <draw:text-box>
            <text:p><text:span text:style-name="T1">1</text:span><text:span text:style-name="T1">個</text:span></text:p>
          </draw:text-box>
        </draw:frame>
        <draw:line draw:style-name="gr16" draw:text-style-name="P3" draw:layer="layout" svg:x1="4.1cm" svg:y1="14.2cm" svg:x2="17.3cm" svg:y2="14.2cm">
          <text:p/>
        </draw:line>
        <draw:frame draw:style-name="gr17" draw:text-style-name="P8" draw:layer="layout" svg:width="0.997cm" svg:height="0.814cm" svg:x="4.9cm" svg:y="5.9cm">
          <draw:text-box>
            <text:p text:style-name="P2"><text:span text:style-name="T5">︙</text:span></text:p>
          </draw:text-box>
        </draw:frame>
        <draw:custom-shape draw:style-name="gr7" draw:text-style-name="P3" draw:layer="layout" svg:width="1.401cm" svg:height="4.499cm" svg:x="4.7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0.997cm" svg:height="0.814cm" svg:x="7.701cm" svg:y="5.9cm">
          <draw:text-box>
            <text:p text:style-name="P2"><text:span text:style-name="T5">︙</text:span></text:p>
          </draw:text-box>
        </draw:frame>
        <draw:frame draw:style-name="gr17" draw:text-style-name="P8" draw:layer="layout" svg:width="0.997cm" svg:height="0.814cm" svg:x="7.702cm" svg:y="10.8cm">
          <draw:text-box>
            <text:p text:style-name="P2"><text:span text:style-name="T5">︙</text:span></text:p>
          </draw:text-box>
        </draw:frame>
        <draw:frame draw:style-name="gr17" draw:text-style-name="P8" draw:layer="layout" svg:width="0.997cm" svg:height="0.814cm" svg:x="11.003cm" svg:y="8.4cm">
          <draw:text-box>
            <text:p text:style-name="P2"><text:span text:style-name="T5">︙</text:span></text:p>
          </draw:text-box>
        </draw:frame>
        <draw:frame draw:style-name="gr17" draw:text-style-name="P8" draw:layer="layout" svg:width="0.997cm" svg:height="0.814cm" svg:x="13.804cm" svg:y="8.4cm">
          <draw:text-box>
            <text:p text:style-name="P2"><text:span text:style-name="T5">︙</text:span></text:p>
          </draw:text-box>
        </draw:frame>
        <draw:frame draw:style-name="gr17" draw:text-style-name="P8" draw:layer="layout" svg:width="0.997cm" svg:height="0.814cm" svg:x="4.903cm" svg:y="10.8cm">
          <draw:text-box>
            <text:p text:style-name="P2"><text:span text:style-name="T5">︙</text:span></text:p>
          </draw:text-box>
        </draw:frame>
        <draw:custom-shape draw:style-name="gr18" draw:text-style-name="P3" draw:layer="layout" svg:width="1.401cm" svg:height="4.5cm" svg:x="4.7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401cm" svg:height="4.5cm" svg:x="7.5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401cm" svg:height="4.5cm" svg:x="10.80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401cm" svg:height="4.5cm" svg:x="13.60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exGothic" svg:font-family="IPAexGothic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5T23:28:10.421892902</meta:creation-date>
    <meta:generator>LibreOffice/7.0.4.2$Linux_X86_64 LibreOffice_project/00$Build-2</meta:generator>
    <dc:date>2021-03-28T13:41:57.790357472</dc:date>
    <meta:editing-duration>PT11H24M15S</meta:editing-duration>
    <meta:editing-cycles>83</meta:editing-cycles>
    <meta:document-statistic meta:object-count="93"/>
  </office:meta>
</office:document-meta>
</file>